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405203"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631191"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625494"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615941"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634166"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636457"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627758"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627520"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622753"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628829"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628225"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615796"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629451"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612813"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614947"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627345"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628949"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32006"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636530"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617849"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630537"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620162"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9770"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628600"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643866"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623028"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643364"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62767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635382"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1491"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618722"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630800"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628351"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612626"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642386"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619992"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366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638425"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63479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612874"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625144"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631868"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619282"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9992"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643490"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622400"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634229"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618380"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634657"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613490"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13001"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635668"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640054"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641153"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638163"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31781"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625823"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621494"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616924"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624564"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15976"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626975"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635798"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638876"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616712"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7642419"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615590"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7615494"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7632079"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7637001"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7623124"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7642495"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7628092"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7626242"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7624914"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7634811"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7615250"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7642172"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7612502" text:continue-numbering="true" text:style-name="WW8Num13">
        <text:list-item>
          <text:list>
            <text:list-item>
              <text:h text:style-name="P55" text:outline-level="2">外部接口</text:h>
            </text:list-item>
          </text:list>
        </text:list-item>
      </text:list>
      <text:p text:style-name="P21"/>
      <text:p text:style-name="P21"/>
      <text:p text:style-name="P21"/>
      <text:p text:style-name="P21"/>
      <text:list xml:id="list37632623" text:continue-numbering="true" text:style-name="WW8Num13">
        <text:list-item>
          <text:list>
            <text:list-item>
              <text:h text:style-name="P55" text:outline-level="2">迭代器结构</text:h>
            </text:list-item>
          </text:list>
        </text:list-item>
      </text:list>
      <text:p text:style-name="P21"/>
      <text:p text:style-name="P21"/>
      <text:p text:style-name="P21"><text:soft-page-break/></text:p>
      <text:p text:style-name="P21"/>
      <text:list xml:id="list37640612" text:continue-numbering="true" text:style-name="WW8Num13">
        <text:list-item>
          <text:list>
            <text:list-item>
              <text:h text:style-name="P55"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soft-page-break/><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soft-page-break/><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text:soft-page-break/></text:p>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oft-page-break/><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text:soft-page-break/></text:p>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7613573"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1395042"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38772" text:continue-list="list37613573" text:style-name="WW8Num13">
        <text:list-item>
          <text:list>
            <text:list-item>
              <text:h text:style-name="P58" text:outline-level="2"><text:span text:style-name="T6">libcstl 2.1</text:span><text:span text:style-name="T3">改善</text:span></text:h>
            </text:list-item>
          </text:list>
        </text:list-item>
      </text:list>
      <text:list xml:id="list31420298"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text:soft-page-break/>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615468" text:continue-list="list37638772" text:style-name="WW8Num13">
        <text:list-item>
          <text:list>
            <text:list-item>
              <text:h text:style-name="P58" text:outline-level="2"><text:span text:style-name="T6">libcstl 2.1</text:span><text:span text:style-name="T3">代码的优化</text:span></text:h>
            </text:list-item>
          </text:list>
        </text:list-item>
      </text:list>
      <text:list xml:id="list37629548" text:continue-list="list31420298"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text:soft-page-break/>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text:soft-page-break/>缺少函数create_string_iterator();</text:p>
        </text:list-item>
        <text:list-item>
          <text:p text:style-name="P45">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631911" text:continue-list="list37615468"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ext:soft-page-break/>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06T17:50:09.76</dc:date>
    <meta:editing-cycles>1991</meta:editing-cycles>
    <meta:editing-duration>P22DT3H8M19S</meta:editing-duration>
    <meta:generator>OpenOffice.org/3.3$Win32 OpenOffice.org_project/330m20$Build-9567</meta:generator>
    <dc:creator>Bo Wang</dc:creator>
    <meta:document-statistic meta:table-count="757" meta:image-count="51" meta:object-count="0" meta:page-count="326" meta:paragraph-count="10100" meta:word-count="81533" meta:character-count="308431"/>
  </office:meta>
</office:document-meta>
</file>